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9cm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4cm" svg:height="3cm" svg:x="8cm" svg:y="1.353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.1cm" svg:x="2.3cm" svg:y="15.3cm">
          <text:p text:style-name="P1">Mes Rapport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6cm" svg:height="2.1cm" svg:x="8.4cm" svg:y="7.4cm">
          <text:p text:style-name="P1">Créer Rappor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6cm" svg:height="2.1cm" svg:x="14.7cm" svg:y="7.4cm">
          <text:p text:style-name="P1">Mon Profil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6cm" svg:height="2.1cm" svg:x="14.7cm" svg:y="12.2cm">
          <text:p text:style-name="P1">Modifier Mdp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6cm" svg:height="2.1cm" svg:x="8.394cm" svg:y="12.2cm">
          <text:p text:style-name="P1">CR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2.1cm" svg:x="14.3cm" svg:y="20.4cm">
          <text:p text:style-name="P1">Téléchar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6cm" svg:height="2.1cm" svg:x="2.3cm" svg:y="20.3cm">
          <text:p text:style-name="P1">Modif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6cm" svg:height="2.1cm" svg:x="8.5cm" svg:y="20.4cm">
          <text:p text:style-name="P1">Supprim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cm" svg:y1="2.853cm" svg:x2="4.6cm" svg:y2="15.3cm" draw:start-shape="id1" draw:start-glue-point="3" draw:end-shape="id2" draw:end-glue-point="0" svg:d="M8000 2853h-3400v12447" svg:viewBox="0 0 3401 12448">
          <text:p/>
        </draw:connector>
        <draw:connector draw:style-name="gr3" draw:text-style-name="P2" xml:id="id7" draw:id="id7" draw:layer="layout" svg:x1="10.7cm" svg:y1="4.353cm" svg:x2="10.7cm" svg:y2="4.353cm" draw:start-shape="id1" draw:start-glue-point="2" draw:end-shape="id1" draw:end-glue-point="2" svg:d="M10700 4353z" svg:viewBox="0 0 1 1">
          <text:p/>
        </draw:connector>
        <draw:connector draw:style-name="gr3" draw:text-style-name="P2" draw:layer="layout" svg:x1="13.4cm" svg:y1="2.853cm" svg:x2="17cm" svg:y2="7.4cm" draw:start-shape="id1" draw:start-glue-point="1" draw:end-shape="id3" draw:end-glue-point="0" svg:d="M13400 2853h3600v4547" svg:viewBox="0 0 3601 4548">
          <text:p/>
        </draw:connector>
        <draw:connector draw:style-name="gr3" draw:text-style-name="P2" draw:layer="layout" svg:x1="6.9cm" svg:y1="16.35cm" svg:x2="16.6cm" svg:y2="20.4cm" draw:start-shape="id2" draw:start-glue-point="1" draw:end-shape="id4" draw:end-glue-point="0" svg:d="M6900 16350h9700v4050" svg:viewBox="0 0 9701 4051">
          <text:p/>
        </draw:connector>
        <draw:connector draw:style-name="gr3" draw:text-style-name="P2" draw:layer="layout" svg:x1="4.6cm" svg:y1="17.4cm" svg:x2="4.6cm" svg:y2="20.3cm" draw:start-shape="id2" draw:start-glue-point="2" draw:end-shape="id5" draw:end-glue-point="0" svg:d="M4600 17400v2900" svg:viewBox="0 0 1 2901">
          <text:p/>
        </draw:connector>
        <draw:connector draw:style-name="gr3" draw:text-style-name="P2" draw:layer="layout" svg:x1="6.9cm" svg:y1="16.35cm" svg:x2="10.8cm" svg:y2="20.4cm" draw:start-shape="id2" draw:start-glue-point="1" draw:end-shape="id6" draw:end-glue-point="0" svg:d="M6900 16350h3900v4050" svg:viewBox="0 0 3901 4051">
          <text:p/>
        </draw:connector>
        <draw:connector draw:style-name="gr3" draw:text-style-name="P2" draw:layer="layout" svg:x1="10.7cm" svg:y1="4.353cm" svg:x2="10.7cm" svg:y2="7.4cm" draw:start-shape="id7" draw:start-glue-point="0" draw:end-shape="id8" draw:end-glue-point="0" svg:d="M10700 4353v3047" svg:viewBox="0 0 1 3048">
          <text:p/>
        </draw:connector>
        <draw:connector draw:style-name="gr3" draw:text-style-name="P2" draw:layer="layout" svg:x1="10.7cm" svg:y1="9.5cm" svg:x2="10.694cm" svg:y2="12.2cm" draw:start-shape="id8" draw:start-glue-point="2" draw:end-shape="id9" draw:end-glue-point="0" svg:d="M10700 9500v1350h-6v1350" svg:viewBox="0 0 7 2701">
          <text:p/>
        </draw:connector>
        <draw:connector draw:style-name="gr3" draw:text-style-name="P2" draw:layer="layout" svg:x1="17cm" svg:y1="9.5cm" svg:x2="17cm" svg:y2="12.2cm" draw:start-shape="id3" draw:start-glue-point="2" draw:end-shape="id10" svg:d="M17000 9500v2700" svg:viewBox="0 0 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5:07:55.396152535</meta:creation-date>
    <dc:date>2018-11-22T15:20:33.862102108</dc:date>
    <meta:editing-duration>PT46S</meta:editing-duration>
    <meta:editing-cycles>1</meta:editing-cycles>
    <meta:generator>LibreOffice/6.0.6.2$Linux_X86_64 LibreOffice_project/00m0$Build-2</meta:generator>
    <meta:document-statistic meta:object-count="18"/>
  </office:meta>
</office:document-meta>
</file>